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700000660FB64F7B8782DA05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aticSCular" svg:font-family="AmaticSCular"/>
    <style:font-face style:name="Latoular1" svg:font-family="Latoular"/>
    <style:font-face style:name="AmaticSCular1" svg:font-family="AmaticSCular" style:font-pitch="variable"/>
    <style:font-face style:name="DejaVu Sans1" svg:font-family="'DejaVu Sans'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a577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3.946cm" fo:min-width="12.44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92cm" fo:min-width="3.30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592cm" fo:min-width="15.936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fill-color="#ffffff" fo:min-height="3.947cm"/>
    </style:style>
    <style:style style:name="P1" style:family="paragraph">
      <loext:graphic-properties draw:fill="solid" draw:fill-color="#d9a577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96pt" style:font-size-asian="174.199996948242pt" style:font-size-complex="174.199996948242pt"/>
    </style:style>
    <style:style style:name="P5" style:family="paragraph">
      <loext:graphic-properties draw:fill="none"/>
      <style:text-properties fo:font-size="36.2999992370605pt" style:font-size-asian="36.2999992370605pt" style:font-size-complex="36.2999992370605pt"/>
    </style:style>
    <style:style style:name="P6" style:family="paragraph">
      <loext:graphic-properties draw:fill="none"/>
      <style:paragraph-properties fo:text-align="start" style:writing-mode="lr-tb"/>
      <style:text-properties fo:font-size="36.2999992370605pt" style:font-size-asian="36.2999992370605pt" style:font-size-complex="36.2999992370605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style:font-name="AmaticSCular" fo:font-size="96pt" style:font-size-asian="174.199996948242pt" style:font-name-complex="AmaticSCular" style:font-size-complex="174.199996948242pt"/>
    </style:style>
    <style:style style:name="T2" style:family="text">
      <style:text-properties fo:color="#ffffff" style:font-name="Latoular1" fo:font-size="36.2999992370605pt" style:font-size-asian="36.2999992370605pt" style:font-name-complex="Latoular1" style:font-size-complex="36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3.812cm" svg:height="42.333cm" svg:x="0cm" svg:y="0cm" svg:viewBox="0 0 23813 42334" draw:points="0,0 23813,0 23813,42334 0,42334">
          <text:p/>
        </draw:polygon>
        <draw:frame draw:style-name="gr2" draw:text-style-name="P2" draw:layer="layout" svg:width="29.233cm" svg:height="42.332cm" svg:x="-3.028cm" svg:y="0cm">
          <draw:image xlink:href="Pictures/100000000000046700000660FB64F7B8782DA053.jpg" xlink:type="simple" xlink:show="embed" xlink:actuate="onLoad" loext:mime-type="image/jpeg">
            <text:p/>
          </draw:image>
        </draw:frame>
        <draw:frame draw:style-name="gr3" draw:text-style-name="P4" draw:layer="layout" svg:width="12.448cm" svg:height="3.946cm" svg:x="5.2cm" svg:y="16.4cm">
          <draw:text-box>
            <text:p text:style-name="P3"><text:span text:style-name="T1">y más</text:span></text:p>
          </draw:text-box>
        </draw:frame>
        <draw:frame draw:style-name="gr4" draw:text-style-name="P5" draw:layer="layout" svg:width="3.304cm" svg:height="1.492cm" svg:x="4.359cm" svg:y="24.489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19.624cm" svg:height="4.474cm" svg:x="1.976cm" svg:y="27.8cm">
          <draw:text-box>
            <text:p text:style-name="P3"><text:span text:style-name="T2">De Lunes a Domingos abrimos</text:span></text:p>
            <text:p text:style-name="P3"><text:span text:style-name="T2"><text:s/></text:span><text:span text:style-name="T2">de 9:00 a 17:00 de la tarde.</text:span></text:p>
            <text:p text:style-name="P3"><text:span text:style-name="T2">¡Recien hechas!</text:span></text:p>
          </draw:text-box>
        </draw:frame>
        <draw:path draw:style-name="gr6" draw:text-style-name="P7" draw:layer="layout" svg:width="3.219cm" svg:height="2.07cm" svg:x="10.308cm" svg:y="33.728cm" svg:viewBox="0 0 3220 2071" svg:d="M1341 1751h-745l311-368c120-140 213-251 285-359 81-119 143-254 143-419 0-312-218-602-644-602-251 0-395 114-466 195-78 86-159 243-168 437h293c12-188 129-363 353-363 222 0 333 157 333 324 0 117-48 204-105 288-66 95-171 227-240 311l-691 837h1341zM3220 114c-134-78-278-114-472-114-195 0-488 30-721 260-117 117-204 274-246 438h-122l-90 210h182c-9 68-12 143-3 221h-89l-90 209h203c39 270 186 431 246 488 179 173 436 245 685 245 125 0 308-33 487-125v-327c-164 129-338 171-478 171-303 0-560-168-629-452h620l89-209h-739c-9-78-6-153 3-221h823l90-210h-871c90-266 329-417 641-417 146 0 257 33 353 99z">
          <text:p/>
        </draw:path>
        <draw:frame draw:style-name="gr7" draw:text-style-name="P8" draw:layer="layout" svg:width="20.098cm" svg:height="3.947cm" svg:x="0.902cm" svg:y="11.7cm">
          <draw:text-box>
            <text:p><text:span text:style-name="T1">Napolitana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aticSCular" svg:font-family="AmaticSCular"/>
    <style:font-face style:name="Latoular1" svg:font-family="Latoular"/>
    <style:font-face style:name="AmaticSCular1" svg:font-family="AmaticSCular" style:font-pitch="variable"/>
    <style:font-face style:name="DejaVu Sans1" svg:font-family="'DejaVu Sans'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3.812cm" fo:page-height="42.3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1.2$Windows_X86_64 LibreOffice_project/b79626edf0065ac373bd1df5c28bd630b4424273</meta:generator>
    <dc:date>2021-01-12T12:06:44.410000000</dc:date>
    <meta:editing-duration>PT5M43S</meta:editing-duration>
    <meta:editing-cycles>2</meta:editing-cycles>
    <meta:document-statistic meta:object-count="7"/>
  </office:meta>
</office:document-meta>
</file>